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stanci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Peor valor</text:p>
          </table:table-cell>
        </table:table-row>
        <table:table-row table:style-name="ro1">
          <table:table-cell office:value-type="string" calcext:value-type="string">
            <text:p>pbl395.tsp</text:p>
          </table:table-cell>
          <table:table-cell office:value-type="float" office:value="5" calcext:value-type="float">
            <text:p>5</text:p>
          </table:table-cell>
          <table:table-cell office:value-type="float" office:value="18671.8638740647" calcext:value-type="float">
            <text:p>18671.8638740647</text:p>
          </table:table-cell>
          <table:table-cell office:value-type="float" office:value="19210.0095875321" calcext:value-type="float">
            <text:p>19210.0095875321</text:p>
          </table:table-cell>
          <table:table-cell office:value-type="float" office:value="19481.8425713237" calcext:value-type="float">
            <text:p>19481.8425713237</text:p>
          </table:table-cell>
        </table:table-row>
        <table:table-row table:style-name="ro1">
          <table:table-cell office:value-type="string" calcext:value-type="string">
            <text:p>pbl395.tsp</text:p>
          </table:table-cell>
          <table:table-cell office:value-type="float" office:value="100" calcext:value-type="float">
            <text:p>100</text:p>
          </table:table-cell>
          <table:table-cell office:value-type="float" office:value="18307.8573017541" calcext:value-type="float">
            <text:p>18307.8573017541</text:p>
          </table:table-cell>
          <table:table-cell office:value-type="float" office:value="19090.3214798108" calcext:value-type="float">
            <text:p>19090.3214798108</text:p>
          </table:table-cell>
          <table:table-cell office:value-type="float" office:value="19877.9216589724" calcext:value-type="float">
            <text:p>19877.9216589724</text:p>
          </table:table-cell>
        </table:table-row>
        <table:table-row table:style-name="ro1">
          <table:table-cell office:value-type="string" calcext:value-type="string">
            <text:p>pbl395.tsp</text:p>
          </table:table-cell>
          <table:table-cell office:value-type="float" office:value="10000" calcext:value-type="float">
            <text:p>10000</text:p>
          </table:table-cell>
          <table:table-cell office:value-type="float" office:value="18349.353153175" calcext:value-type="float">
            <text:p>18349.353153175</text:p>
          </table:table-cell>
          <table:table-cell office:value-type="float" office:value="18887.2545399373" calcext:value-type="float">
            <text:p>18887.2545399373</text:p>
          </table:table-cell>
          <table:table-cell office:value-type="float" office:value="19324.2325128622" calcext:value-type="float">
            <text:p>19324.2325128622</text:p>
          </table:table-cell>
        </table:table-row>
        <table:table-row table:style-name="ro1">
          <table:table-cell office:value-type="string" calcext:value-type="string">
            <text:p>xqf131.tsp</text:p>
          </table:table-cell>
          <table:table-cell office:value-type="float" office:value="5" calcext:value-type="float">
            <text:p>5</text:p>
          </table:table-cell>
          <table:table-cell office:value-type="float" office:value="3991.79897038293" calcext:value-type="float">
            <text:p>3991.79897038293</text:p>
          </table:table-cell>
          <table:table-cell office:value-type="float" office:value="4288.80015814547" calcext:value-type="float">
            <text:p>4288.80015814547</text:p>
          </table:table-cell>
          <table:table-cell office:value-type="float" office:value="4558.21068423031" calcext:value-type="float">
            <text:p>4558.21068423031</text:p>
          </table:table-cell>
        </table:table-row>
        <table:table-row table:style-name="ro1">
          <table:table-cell office:value-type="string" calcext:value-type="string">
            <text:p>xqf131.tsp</text:p>
          </table:table-cell>
          <table:table-cell office:value-type="float" office:value="100" calcext:value-type="float">
            <text:p>100</text:p>
          </table:table-cell>
          <table:table-cell office:value-type="float" office:value="3981.00679556863" calcext:value-type="float">
            <text:p>3981.00679556863</text:p>
          </table:table-cell>
          <table:table-cell office:value-type="float" office:value="4216.77788491786" calcext:value-type="float">
            <text:p>4216.77788491786</text:p>
          </table:table-cell>
          <table:table-cell office:value-type="float" office:value="4582.97551194189" calcext:value-type="float">
            <text:p>4582.97551194189</text:p>
          </table:table-cell>
        </table:table-row>
        <table:table-row table:style-name="ro1">
          <table:table-cell office:value-type="string" calcext:value-type="string">
            <text:p>xqf131.tsp</text:p>
          </table:table-cell>
          <table:table-cell office:value-type="float" office:value="10000" calcext:value-type="float">
            <text:p>10000</text:p>
          </table:table-cell>
          <table:table-cell office:value-type="float" office:value="3767.29312432324" calcext:value-type="float">
            <text:p>3767.29312432324</text:p>
          </table:table-cell>
          <table:table-cell office:value-type="float" office:value="4182.23242862425" calcext:value-type="float">
            <text:p>4182.23242862425</text:p>
          </table:table-cell>
          <table:table-cell office:value-type="float" office:value="4402.25593148343" calcext:value-type="float">
            <text:p>4402.25593148343</text:p>
          </table:table-cell>
        </table:table-row>
        <table:table-row table:style-name="ro1">
          <table:table-cell office:value-type="string" calcext:value-type="string">
            <text:p>xqg237.tsp</text:p>
          </table:table-cell>
          <table:table-cell office:value-type="float" office:value="5" calcext:value-type="float">
            <text:p>5</text:p>
          </table:table-cell>
          <table:table-cell office:value-type="float" office:value="11490.9227529673" calcext:value-type="float">
            <text:p>11490.9227529673</text:p>
          </table:table-cell>
          <table:table-cell office:value-type="float" office:value="11805.9558038322" calcext:value-type="float">
            <text:p>11805.9558038322</text:p>
          </table:table-cell>
          <table:table-cell office:value-type="float" office:value="12293.4137677654" calcext:value-type="float">
            <text:p>12293.4137677654</text:p>
          </table:table-cell>
        </table:table-row>
        <table:table-row table:style-name="ro1">
          <table:table-cell office:value-type="string" calcext:value-type="string">
            <text:p>xqg237.tsp</text:p>
          </table:table-cell>
          <table:table-cell office:value-type="float" office:value="100" calcext:value-type="float">
            <text:p>100</text:p>
          </table:table-cell>
          <table:table-cell office:value-type="float" office:value="11448.0665735021" calcext:value-type="float">
            <text:p>11448.0665735021</text:p>
          </table:table-cell>
          <table:table-cell office:value-type="float" office:value="11738.0933319" calcext:value-type="float">
            <text:p>11738.0933319</text:p>
          </table:table-cell>
          <table:table-cell office:value-type="float" office:value="12006.8979851915" calcext:value-type="float">
            <text:p>12006.8979851915</text:p>
          </table:table-cell>
        </table:table-row>
        <table:table-row table:style-name="ro1">
          <table:table-cell office:value-type="string" calcext:value-type="string">
            <text:p>xqg237.tsp</text:p>
          </table:table-cell>
          <table:table-cell office:value-type="float" office:value="10000" calcext:value-type="float">
            <text:p>10000</text:p>
          </table:table-cell>
          <table:table-cell office:value-type="float" office:value="11153.6939611271" calcext:value-type="float">
            <text:p>11153.6939611271</text:p>
          </table:table-cell>
          <table:table-cell office:value-type="float" office:value="11514.095009764" calcext:value-type="float">
            <text:p>11514.095009764</text:p>
          </table:table-cell>
          <table:table-cell office:value-type="float" office:value="11838.4461616818" calcext:value-type="float">
            <text:p>11838.4461616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00:53:49.382040003</meta:creation-date>
    <dc:date>2020-10-24T01:06:44.291221267</dc:date>
    <meta:editing-duration>PT2M33S</meta:editing-duration>
    <meta:editing-cycles>2</meta:editing-cycles>
    <meta:generator>LibreOffice/6.4.6.2$Linux_X86_64 LibreOffice_project/40$Build-2</meta:generator>
    <meta:document-statistic meta:table-count="1" meta:cell-count="50" meta:object-count="0"/>
  </office:meta>
</office:document-meta>
</file>